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CTION 1</text:p>
      <text:p text:style-name="Standard">AWS Account</text:p>
      <text:p text:style-name="Standard">Unique email</text:p>
      <text:p text:style-name="Standard">address required</text:p>
      <text:p text:style-name="Standard">AWS IAM</text:p>
      <text:p text:style-name="Standard">User</text:p>
      <text:p text:style-name="Standard">Account Root User</text:p>
      <text:p text:style-name="Standard">The Root user has full control</text:p>
      <text:p text:style-name="Standard">over the account</text:p>
      <text:p text:style-name="Standard"/>
      <text:p text:style-name="Standard">Group</text:p>
      <text:p text:style-name="Standard">Role</text:p>
      <text:p text:style-name="Standard">Policy</text:p>
      <text:p text:style-name="Standard">IAM can be used to create users,</text:p>
      <text:p text:style-name="Standard">groups, roles and policiesAWS Account Overview</text:p>
      <text:p text:style-name="Standard">AWS Account</text:p>
      <text:p text:style-name="Standard">Authorization: IAM principals</text:p>
      <text:p text:style-name="Standard">can then create resources</text:p>
      <text:p text:style-name="Standard">across AWS Regions</text:p>
      <text:p text:style-name="Standard">Authentication: IAM principals</text:p>
      <text:p text:style-name="Standard">authenticate to IAM using the</text:p>
      <text:p text:style-name="Standard">console, API, or CLI</text:p>
      <text:p text:style-name="Standard">AWS Management</text:p>
      <text:p text:style-name="Standard">Console</text:p>
      <text:p text:style-name="Standard">AWS IAM</text:p>
      <text:p text:style-name="Standard">us-east-1</text:p>
      <text:p text:style-name="Standard">us-west-1</text:p>
      <text:p text:style-name="Standard">ap-southeast-2</text:p>
      <text:p text:style-name="Standard">EC2 RDS EC2 RDS EC2 RDS</text:p>
      <text:p text:style-name="Standard">S3 ALB S3 ALB S3 ALB</text:p>
      <text:p text:style-name="Standard">All AWS identities and resources are created</text:p>
      <text:p text:style-name="Standard">within the AWS account</text:p>
      <text:p text:style-name="Standard">Credit card for setting up the account and</text:p>
      <text:p text:style-name="Standard">paying any bills</text:p>
      <text:p text:style-name="Standard">Unique email address for this account</text:p>
      <text:p text:style-name="Standard">john@gmail.com</text:p>
      <text:p text:style-name="Standard">Check if you can use a</text:p>
      <text:p text:style-name="Standard">dynamic alias with an</text:p>
      <text:p text:style-name="Standard">existing email address</text:p>
      <text:p text:style-name="Standard">AWS account name / alias</text:p>
      <text:p text:style-name="Standard">Phone to receive an SMS verification code</text:p>
      <text:p text:style-name="Standard">• Configure Account Alias</text:p>
      <text:p text:style-name="Standard">• Enable access to billing for IAM users</text:p>
      <text:p text:style-name="Standard">• Update billing preferences</text:p>
      <text:p text:style-name="Standard">• Create a budget and alarm</text:p>
      <text:p text:style-name="Standard">IT Fundamentals</text:p>
      <text:p text:style-name="Standard">Central Processing</text:p>
      <text:p text:style-name="Standard">Unit (CPU)</text:p>
      <text:p text:style-name="Standard">RAM is non-persistent</text:p>
      <text:p text:style-name="Standard">storage or “memory”</text:p>
      <text:p text:style-name="Standard">Network Interface</text:p>
      <text:p text:style-name="Standard">Cards (NICs) connect</text:p>
      <text:p text:style-name="Standard"><text:soft-page-break/>computers to networks</text:p>
      <text:p text:style-name="Standard">Hard Disk Drives</text:p>
      <text:p text:style-name="Standard">(HDDs) offer</text:p>
      <text:p text:style-name="Standard">persistent storage</text:p>
      <text:p text:style-name="Standard">Component</text:p>
      <text:p text:style-name="Standard">Unit of Measurement</text:p>
      <text:p text:style-name="Standard">Central Processing Unit (CPU) Gigahertz (GHz)</text:p>
      <text:p text:style-name="Standard">Random Access Memory (RAM) Gigabytes (GB)</text:p>
      <text:p text:style-name="Standard">Hard Disk Drive (HDD) / Solid State Drive (SSD) Gigabytes (GB)</text:p>
      <text:p text:style-name="Standard">Network Interface Card (NIC)</text:p>
      <text:p text:style-name="Standard"/>
      <text:p text:style-name="Standard">Megabits per second (Mbps)</text:p>
      <text:p text:style-name="Standard">Gigabits per second (Gbps)Servers vs Desktops/Laptops</text:p>
      <text:p text:style-name="Standard">Server</text:p>
      <text:p text:style-name="Standard">Server Hardware Build:</text:p>
      <text:p text:style-name="Standard">• Hardware is more specialized</text:p>
      <text:p text:style-name="Standard">• Much higher prices compared to</text:p>
      <text:p text:style-name="Standard">desktops / laptops</text:p>
      <text:p text:style-name="Standard">• Includes redundancy</text:p>
      <text:p text:style-name="Standard"/>
      <text:p text:style-name="Standard">Desktop</text:p>
      <text:p text:style-name="Standard">Laptop</text:p>
      <text:p text:style-name="Standard">Servers can be used by many</text:p>
      <text:p text:style-name="Standard">users over a networkClients and Servers</text:p>
      <text:p text:style-name="Standard">Cloud Computing</text:p>
      <text:p text:style-name="Standard">Client devices are</text:p>
      <text:p text:style-name="Standard">connected via the Internet</text:p>
      <text:p text:style-name="Standard">Client devices</text:p>
      <text:p text:style-name="Standard">require connectivity</text:p>
      <text:p text:style-name="Standard">via wired, wireless</text:p>
      <text:p text:style-name="Standard">or cellular networks</text:p>
      <text:p text:style-name="Standard">Servers</text:p>
      <text:p text:style-name="Standard">Cloud Networking</text:p>
      <text:p text:style-name="Standard">Servers running in the cloud</text:p>
      <text:p text:style-name="Standard">offer services which include</text:p>
      <text:p text:style-name="Standard">the application, processing</text:p>
      <text:p text:style-name="Standard">and data storage</text:p>
      <text:p text:style-name="Standard"/>
      <text:p text:style-name="Standard">Client DevicesConnecting to Services</text:p>
      <text:p text:style-name="Standard">The client application finds the</text:p>
      <text:p text:style-name="Standard">server by IP address</text:p>
      <text:p text:style-name="Standard">Port: 80</text:p>
      <text:p text:style-name="Standard">Web Server</text:p>
      <text:p text:style-name="Standard">A port is like a door</text:p>
      <text:p text:style-name="Standard">into the server</text:p>
      <text:p text:style-name="Standard">Port: 445</text:p>
      <text:p text:style-name="Standard">Port: 25</text:p>
      <text:p text:style-name="Standard"/>
      <text:p text:style-name="Standard">Protocol: SMB</text:p>
      <text:p text:style-name="Standard">SMB/CIFS is used by Microsoft file</text:p>
      <text:p text:style-name="Standard">servers and clients</text:p>
      <text:p text:style-name="Standard">File Server</text:p>
      <text:p text:style-name="Standard"><text:soft-page-break/>Email Server</text:p>
      <text:p text:style-name="Standard">Protocol: HTTP</text:p>
      <text:p text:style-name="Standard">Protocol: SMTPServer to Server Connectivity</text:p>
      <text:p text:style-name="Standard">Protocol: MySQL</text:p>
      <text:p text:style-name="Standard">Application Servers</text:p>
      <text:p text:style-name="Standard"/>
      <text:p text:style-name="Standard">Port: 3306</text:p>
      <text:p text:style-name="Standard">Database ServerStorage -</text:p>
      <text:p text:style-name="Standard">Block vs File vs Object</text:p>
      <text:p text:style-name="Standard">Hard Drives</text:p>
      <text:p text:style-name="Standard">Solid State Drive (SSD)</text:p>
      <text:p text:style-name="Standard">Hard Disk Drive (HDD)</text:p>
      <text:p text:style-name="Standard">•</text:p>
      <text:p text:style-name="Standard">•</text:p>
      <text:p text:style-name="Standard">•</text:p>
      <text:p text:style-name="Standard">•</text:p>
      <text:p text:style-name="Standard">Also known as magnetic drives</text:p>
      <text:p text:style-name="Standard">Older technology</text:p>
      <text:p text:style-name="Standard">Much slower than SSD</text:p>
      <text:p text:style-name="Standard">Much cheaper than SSD</text:p>
      <text:p text:style-name="Standard"/>
      <text:p text:style-name="Standard">•</text:p>
      <text:p text:style-name="Standard">•</text:p>
      <text:p text:style-name="Standard">•</text:p>
      <text:p text:style-name="Standard">•</text:p>
      <text:p text:style-name="Standard">Uses flash memory</text:p>
      <text:p text:style-name="Standard">Newer technology</text:p>
      <text:p text:style-name="Standard">MUCH faster than HDD</text:p>
      <text:p text:style-name="Standard">More expensive than HDDHard Drives</text:p>
      <text:p text:style-name="Standard">Disk Management</text:p>
      <text:p text:style-name="Standard">Hard drives are</text:p>
      <text:p text:style-name="Standard">block-based</text:p>
      <text:p text:style-name="Standard">storage systems</text:p>
      <text:p text:style-name="Standard">Volume D:</text:p>
      <text:p text:style-name="Standard">C:</text:p>
      <text:p text:style-name="Standard">800 1000</text:p>
      <text:p text:style-name="Standard">GB GB 200 GB</text:p>
      <text:p text:style-name="Standard">Hard Disk</text:p>
      <text:p text:style-name="Standard">Drive (HDD)</text:p>
      <text:p text:style-name="Standard">Hard drives are block-based storage systems</text:p>
      <text:p text:style-name="Standard">The Operating System</text:p>
      <text:p text:style-name="Standard">(OS) sees a volume. A</text:p>
      <text:p text:style-name="Standard">volume can be</text:p>
      <text:p text:style-name="Standard">partitioned and</text:p>
      <text:p text:style-name="Standard">formattedNetwork Attached Storage</text:p>
      <text:p text:style-name="Standard">The Operating System (OS)</text:p>
      <text:p text:style-name="Standard">sees a filesystem that is</text:p>
      <text:p text:style-name="Standard">mapped to a local drive letter</text:p>
      <text:p text:style-name="Standard">The NAS “shares”</text:p>
      <text:p text:style-name="Standard">filesystems over the</text:p>
      <text:p text:style-name="Standard">network</text:p>
      <text:p text:style-name="Standard">NIC</text:p>
      <text:p text:style-name="Standard"><text:soft-page-break/>Network Switch</text:p>
      <text:p text:style-name="Standard">Network Attached</text:p>
      <text:p text:style-name="Standard">Storage Server (NAS)</text:p>
      <text:p text:style-name="Standard">NAS devices are file-based storage systemsObject Storage Systems</text:p>
      <text:p text:style-name="Standard">There is no hierarchy</text:p>
      <text:p text:style-name="Standard">of objects in the</text:p>
      <text:p text:style-name="Standard">container</text:p>
      <text:p text:style-name="Standard">User uploads objects</text:p>
      <text:p text:style-name="Standard">using a web browser</text:p>
      <text:p text:style-name="Standard">Objects can be files,</text:p>
      <text:p text:style-name="Standard">videos, images etc.</text:p>
      <text:p text:style-name="Standard">The HTTP protocol is</text:p>
      <text:p text:style-name="Standard">used with a REST API</text:p>
      <text:p text:style-name="Standard">(e.g. GET, PUT, POST,</text:p>
      <text:p text:style-name="Standard">SELECT, DELETE)</text:p>
      <text:p text:style-name="Standard">Object Storage</text:p>
      <text:p text:style-name="Standard">ContainerBlock vs File vs Object Storage</text:p>
      <text:p text:style-name="Standard">The OS sees volumes that</text:p>
      <text:p text:style-name="Standard">can be partitioned and</text:p>
      <text:p text:style-name="Standard">formatted</text:p>
      <text:p text:style-name="Standard">A filesystem can be</text:p>
      <text:p text:style-name="Standard">shared by many users</text:p>
      <text:p text:style-name="Standard">Block Storage</text:p>
      <text:p text:style-name="Standard">Massively scalable</text:p>
      <text:p text:style-name="Standard">and low cost</text:p>
      <text:p text:style-name="Standard">File Storage</text:p>
      <text:p text:style-name="Standard">Object Storage</text:p>
      <text:p text:style-name="Standard">Disk Management</text:p>
      <text:p text:style-name="Standard">There is no</text:p>
      <text:p text:style-name="Standard">hierarchy of</text:p>
      <text:p text:style-name="Standard">objects in the</text:p>
      <text:p text:style-name="Standard">container</text:p>
      <text:p text:style-name="Standard">D:</text:p>
      <text:p text:style-name="Standard">C: Volume</text:p>
      <text:p text:style-name="Standard">1000</text:p>
      <text:p text:style-name="Standard">GB</text:p>
      <text:p text:style-name="Standard">200 GB</text:p>
      <text:p text:style-name="Standard">800 GB</text:p>
      <text:p text:style-name="Standard">Object Storage</text:p>
      <text:p text:style-name="Standard">Container</text:p>
      <text:p text:style-name="Standard">The OS reads/writes at</text:p>
      <text:p text:style-name="Standard">the block level. Disks can</text:p>
      <text:p text:style-name="Standard">be internal, or network</text:p>
      <text:p text:style-name="Standard">attached</text:p>
      <text:p text:style-name="Standard">A filesystem is “mounted”</text:p>
      <text:p text:style-name="Standard">to the OS using a network</text:p>
      <text:p text:style-name="Standard">share</text:p>
      <text:p text:style-name="Standard">Uses a REST</text:p>
      <text:p text:style-name="Standard">APIIP Addresses and DNS</text:p>
      <text:p text:style-name="Standard">IP addresses are the</text:p>
      <text:p text:style-name="Standard">addresses computers use to</text:p>
      <text:p text:style-name="Standard">communicate</text:p>
      <text:p text:style-name="Standard"><text:soft-page-break/>http://example.com</text:p>
      <text:p text:style-name="Standard">Web Server</text:p>
      <text:p text:style-name="Standard">Connection is made</text:p>
      <text:p text:style-name="Standard">using IP address</text:p>
      <text:p text:style-name="Standard">What’s the IP address for</text:p>
      <text:p text:style-name="Standard">example.com?</text:p>
      <text:p text:style-name="Standard">Name Type Value</text:p>
      <text:p text:style-name="Standard">example.com A 52.134.26.12</text:p>
      <text:p text:style-name="Standard">test.com A 137.10.47.51</text:p>
      <text:p text:style-name="Standard">DNS Zone File</text:p>
      <text:p text:style-name="Standard">DNS Server</text:p>
      <text:p text:style-name="Standard">11000000</text:p>
      <text:p text:style-name="Standard">192</text:p>
      <text:p text:style-name="Standard">Each part of the address is</text:p>
      <text:p text:style-name="Standard">a binary octet</text:p>
      <text:p text:style-name="Standard">10101000</text:p>
      <text:p text:style-name="Standard">.</text:p>
      <text:p text:style-name="Standard">168</text:p>
      <text:p text:style-name="Standard">.</text:p>
      <text:p text:style-name="Standard">0</text:p>
      <text:p text:style-name="Standard">IP addresses are written in</text:p>
      <text:p text:style-name="Standard">dotted decimal notation</text:p>
      <text:p text:style-name="Standard">1</text:p>
      <text:p text:style-name="Standard">.</text:p>
      <text:p text:style-name="Standard">00000000</text:p>
      <text:p text:style-name="Standard">Most significant bit</text:p>
      <text:p text:style-name="Standard">1 1 1 1 1 1 1 1</text:p>
      <text:p text:style-name="Standard">128 64 32 16 8 4 2 1</text:p>
      <text:p text:style-name="Standard">Binary Values</text:p>
      <text:p text:style-name="Standard"/>
      <text:p text:style-name="Standard">00000001</text:p>
      <text:p text:style-name="Standard">Least significant bitNetworks and Hosts</text:p>
      <text:p text:style-name="Standard">An IPv4 address has a</text:p>
      <text:p text:style-name="Standard">network and host ID</text:p>
      <text:p text:style-name="Standard">192</text:p>
      <text:p text:style-name="Standard">Host ID</text:p>
      <text:p text:style-name="Standard">.</text:p>
      <text:p text:style-name="Standard">168</text:p>
      <text:p text:style-name="Standard">.</text:p>
      <text:p text:style-name="Standard">0 . 1</text:p>
      <text:p text:style-name="Standard">255 . 0</text:p>
      <text:p text:style-name="Standard">Network ID</text:p>
      <text:p text:style-name="Standard">255</text:p>
      <text:p text:style-name="Standard">.</text:p>
      <text:p text:style-name="Standard">255</text:p>
      <text:p text:style-name="Standard">.</text:p>
      <text:p text:style-name="Standard">Subnet Mask</text:p>
      <text:p text:style-name="Standard"/>
      <text:p text:style-name="Standard">The subnet mask is used to</text:p>
      <text:p text:style-name="Standard">define the network and host</text:p>
      <text:p text:style-name="Standard">IDNetworks and Hosts</text:p>
      <text:p text:style-name="Standard">All computers share the</text:p>
      <text:p text:style-name="Standard"><text:soft-page-break/>same network ID and</text:p>
      <text:p text:style-name="Standard">have a unique host ID</text:p>
      <text:p text:style-name="Standard">Network</text:p>
      <text:p text:style-name="Standard">Subnet Mask</text:p>
      <text:p text:style-name="Standard">192</text:p>
      <text:p text:style-name="Standard">255</text:p>
      <text:p text:style-name="Standard">. 168</text:p>
      <text:p text:style-name="Standard">. 255</text:p>
      <text:p text:style-name="Standard">. 0</text:p>
      <text:p text:style-name="Standard">. 255 . 0</text:p>
      <text:p text:style-name="Standard">.</text:p>
      <text:p text:style-name="Standard">0</text:p>
      <text:p text:style-name="Standard">24 bits</text:p>
      <text:p text:style-name="Standard">192.168.0.1</text:p>
      <text:p text:style-name="Standard">192.168.0.6 192.168.0.2</text:p>
      <text:p text:style-name="Standard">192.168.0.5 192.168.0.3</text:p>
      <text:p text:style-name="Standard">192.168.0.0/24</text:p>
      <text:p text:style-name="Standard">A network and subnet</text:p>
      <text:p text:style-name="Standard">mask can also be</text:p>
      <text:p text:style-name="Standard">written in this format</text:p>
      <text:p text:style-name="Standard">192.168.0.4Private IP Address Ranges</text:p>
      <text:p text:style-name="Standard">10 0 0 0 10 255 255 255</text:p>
      <text:p text:style-name="Standard">172 16 0 0 172 31 255 255</text:p>
      <text:p text:style-name="Standard">192 168 0 0 192 168 0 255</text:p>
      <text:p text:style-name="Standard">These addresses are reserved</text:p>
      <text:p text:style-name="Standard">for private use according to</text:p>
      <text:p text:style-name="Standard">IETF RFC-1918</text:p>
      <text:p text:style-name="Standard">Bandwidth is the rate</text:p>
      <text:p text:style-name="Standard">of data transfer for a</text:p>
      <text:p text:style-name="Standard">fixed period of time</text:p>
      <text:p text:style-name="Standard">measured in Gbps</text:p>
      <text:p text:style-name="Standard">1.5 Gbps</text:p>
      <text:p text:style-name="Standard">&lt; distance &gt;</text:p>
      <text:p text:style-name="Standard">Latency is the amount of time it</text:p>
      <text:p text:style-name="Standard">takes to send data from one point</text:p>
      <text:p text:style-name="Standard">to another measured in</text:p>
      <text:p text:style-name="Standard">microseconds or milliseconds</text:p>
      <text:p text:style-name="Standard">Bandwidth can be</text:p>
      <text:p text:style-name="Standard">considered the width</text:p>
      <text:p text:style-name="Standard">of the communication</text:p>
      <text:p text:style-name="Standard">bandBandwidth and Latency</text:p>
      <text:p text:style-name="Standard">Within a data</text:p>
      <text:p text:style-name="Standard">center (meters)</text:p>
      <text:p text:style-name="Standard">Between data</text:p>
      <text:p text:style-name="Standard">centers (miles/KMs)</text:p>
      <text:p text:style-name="Standard">&lt; microseconds &gt;</text:p>
      <text:p text:style-name="Standard">&lt; milliseconds &gt;</text:p>
      <text:p text:style-name="Standard">&gt;Networking –</text:p>
      <text:p text:style-name="Standard">Routers, Switches and Firewalls</text:p>
      <text:p text:style-name="Standard">IP Subnet A: 192.168.0.0/24</text:p>
      <text:p text:style-name="Standard">Destination Interface</text:p>
      <text:p text:style-name="Standard">192.168.0.0/24 eth0</text:p>
      <text:p text:style-name="Standard"><text:soft-page-break/>10.0.0.0/24 eth1</text:p>
      <text:p text:style-name="Standard">192.168.0.1</text:p>
      <text:p text:style-name="Standard">192.168.0.2</text:p>
      <text:p text:style-name="Standard">192.168.0.6</text:p>
      <text:p text:style-name="Standard">Switch</text:p>
      <text:p text:style-name="Standard">192.168.0.5</text:p>
      <text:p text:style-name="Standard">Route Table</text:p>
      <text:p text:style-name="Standard">eth0</text:p>
      <text:p text:style-name="Standard">eth1</text:p>
      <text:p text:style-name="Standard">10.0.0.1</text:p>
      <text:p text:style-name="Standard">10.0.0.6</text:p>
      <text:p text:style-name="Standard">10.0.0.2</text:p>
      <text:p text:style-name="Standard">Switch</text:p>
      <text:p text:style-name="Standard">Router</text:p>
      <text:p text:style-name="Standard">192.168.0.3</text:p>
      <text:p text:style-name="Standard">192.168.0.4</text:p>
      <text:p text:style-name="Standard">IP Subnet B: 10.0.0.0/24</text:p>
      <text:p text:style-name="Standard">10.0.0.3</text:p>
      <text:p text:style-name="Standard">10.0.0.5</text:p>
      <text:p text:style-name="Standard">10.0.0.4Firewalls</text:p>
      <text:p text:style-name="Standard">POLICY PROTOCOL PORT DESTINATION SOURCE</text:p>
      <text:p text:style-name="Standard">ALLOW HTTP 80 INTERNAL ANY</text:p>
      <text:p text:style-name="Standard">ALLOW HTTPS 443 INTERNAL ANY</text:p>
      <text:p text:style-name="Standard">DENY ANY ANY INTERNAL ANY</text:p>
      <text:p text:style-name="Standard">Firewall Rules</text:p>
      <text:p text:style-name="Standard">IP Subnet A</text:p>
      <text:p text:style-name="Standard">Database Server</text:p>
      <text:p text:style-name="Standard">IP Subnet B</text:p>
      <text:p text:style-name="Standard">Application Server</text:p>
      <text:p text:style-name="Standard">Firewall</text:p>
      <text:p text:style-name="Standard">Database Server</text:p>
      <text:p text:style-name="Standard">Application Server</text:p>
      <text:p text:style-name="Standard">Web Server</text:p>
      <text:p text:style-name="Standard">Firewall</text:p>
      <text:p text:style-name="Standard">Firewall</text:p>
      <text:p text:style-name="Standard">Web Server</text:p>
      <text:p text:style-name="Standard">The InternetServer Virtualization</text:p>
      <text:p text:style-name="Standard">and Containers</text:p>
      <text:p text:style-name="Standard">Limitations:</text:p>
      <text:p text:style-name="Standard">• OS is tied to hardware (no portability)</text:p>
      <text:p text:style-name="Standard">• Hardware resources may be underutilized</text:p>
      <text:p text:style-name="Standard">Application</text:p>
      <text:p text:style-name="Standard">Operating System</text:p>
      <text:p text:style-name="Standard">Website</text:p>
      <text:p text:style-name="Standard">Windows OS</text:p>
      <text:p text:style-name="Standard">Hardware</text:p>
      <text:p text:style-name="Standard">Server</text:p>
      <text:p text:style-name="Standard">Website</text:p>
      <text:p text:style-name="Standard">Windows OS</text:p>
      <text:p text:style-name="Standard">Many VMs can run on the</text:p>
      <text:p text:style-name="Standard">same physical hardware</text:p>
      <text:p text:style-name="Standard">This is known as a</text:p>
      <text:p text:style-name="Standard"><text:soft-page-break/>virtual server or</text:p>
      <text:p text:style-name="Standard">”virtual machine”</text:p>
      <text:p text:style-name="Standard">Website</text:p>
      <text:p text:style-name="Standard">Windows OS</text:p>
      <text:p text:style-name="Standard">Virtual hardware is</text:p>
      <text:p text:style-name="Standard">presented to the OS</text:p>
      <text:p text:style-name="Standard">The hypervisor creates a</text:p>
      <text:p text:style-name="Standard">layer of abstraction</text:p>
      <text:p text:style-name="Standard">Hypervisor</text:p>
      <text:p text:style-name="Standard">ServerServer with Virtualization</text:p>
      <text:p text:style-name="Standard">Website</text:p>
      <text:p text:style-name="Standard">Windows OS</text:p>
      <text:p text:style-name="Standard">Website</text:p>
      <text:p text:style-name="Standard">Windows OS</text:p>
      <text:p text:style-name="Standard">Website</text:p>
      <text:p text:style-name="Standard">Windows OS</text:p>
      <text:p text:style-name="Standard">Website</text:p>
      <text:p text:style-name="Standard">Windows OS</text:p>
      <text:p text:style-name="Standard">Hypervisor</text:p>
      <text:p text:style-name="Standard">Server</text:p>
      <text:p text:style-name="Standard">Website</text:p>
      <text:p text:style-name="Standard">Windows OS</text:p>
      <text:p text:style-name="Standard">Website</text:p>
      <text:p text:style-name="Standard">Windows OSServer Virtualization: Portability</text:p>
      <text:p text:style-name="Standard">Website</text:p>
      <text:p text:style-name="Standard">Windows OS</text:p>
      <text:p text:style-name="Standard">Hypervisor</text:p>
      <text:p text:style-name="Standard">Server</text:p>
      <text:p text:style-name="Standard">Hypervisor</text:p>
      <text:p text:style-name="Standard">ServerServer Virtualization: Portability</text:p>
      <text:p text:style-name="Standard">Website</text:p>
      <text:p text:style-name="Standard">Windows OS</text:p>
      <text:p text:style-name="Standard">Hypervisor</text:p>
      <text:p text:style-name="Standard">Server</text:p>
      <text:p text:style-name="Standard"/>
      <text:p text:style-name="Standard">Hypervisor</text:p>
      <text:p text:style-name="Standard">ServerDocker Containers</text:p>
      <text:p text:style-name="Standard">Every VM needs an operating system</text:p>
      <text:p text:style-name="Standard">which uses significant resources</text:p>
      <text:p text:style-name="Standard">Website</text:p>
      <text:p text:style-name="Standard">Windows OS</text:p>
      <text:p text:style-name="Standard">Docker Engine</text:p>
      <text:p text:style-name="Standard">Hypervisor</text:p>
      <text:p text:style-name="Standard">Server</text:p>
      <text:p text:style-name="Standard"/>
      <text:p text:style-name="Standard">Windows OS</text:p>
      <text:p text:style-name="Standard">ServerDocker Containers</text:p>
      <text:p text:style-name="Standard">Containers are very</text:p>
      <text:p text:style-name="Standard">resource efficient</text:p>
      <text:p text:style-name="Standard">Containers start up</text:p>
      <text:p text:style-name="Standard">very quickly</text:p>
      <text:p text:style-name="Standard">A container includes all</text:p>
      <text:p text:style-name="Standard"><text:soft-page-break/>the code, settings, and</text:p>
      <text:p text:style-name="Standard">dependencies for</text:p>
      <text:p text:style-name="Standard">running the application</text:p>
      <text:p text:style-name="Standard">Each container is isolated</text:p>
      <text:p text:style-name="Standard">from other containers</text:p>
      <text:p text:style-name="Standard">Docker Engine</text:p>
      <text:p text:style-name="Standard">Windows OS</text:p>
      <text:p text:style-name="Standard">Server</text:p>
      <text:p text:style-name="Standard">Application Programming</text:p>
      <text:p text:style-name="Standard">Interfaces (APIs)</text:p>
      <text:p text:style-name="Standard">API</text:p>
      <text:p text:style-name="Standard">API</text:p>
      <text:p text:style-name="Standard">Application Programming Interfaces (APIs)</text:p>
      <text:p text:style-name="Standard">The API provides the</text:p>
      <text:p text:style-name="Standard">instructions developers</text:p>
      <text:p text:style-name="Standard">use in their code</text:p>
      <text:p text:style-name="Standard">HTTP Protocol</text:p>
      <text:p text:style-name="Standard">Client</text:p>
      <text:p text:style-name="Standard">Web Site</text:p>
      <text:p text:style-name="Standard">API</text:p>
      <text:p text:style-name="Standard">Application</text:p>
      <text:p text:style-name="Standard">RESTful API</text:p>
      <text:p text:style-name="Standard">Instructions are sent to</text:p>
      <text:p text:style-name="Standard">API using the HTTP</text:p>
      <text:p text:style-name="Standard">protocol</text:p>
      <text:p text:style-name="Standard">Database</text:p>
      <text:p text:style-name="Standard">API</text:p>
      <text:p text:style-name="Standard">Flight Aggregator Example</text:p>
      <text:p text:style-name="Standard">Fight aggregator such as</text:p>
      <text:p text:style-name="Standard">Momondo or Skyscanner</text:p>
      <text:p text:style-name="Standard">User searches</text:p>
      <text:p text:style-name="Standard">for flights</text:p>
      <text:p text:style-name="Standard">Fight aggregator</text:p>
      <text:p text:style-name="Standard">makes API calls to</text:p>
      <text:p text:style-name="Standard">airlines to find tickets</text:p>
      <text:p text:style-name="Standard">API</text:p>
      <text:p text:style-name="Standard"/>
      <text:p text:style-name="Standard">API</text:p>
      <text:p text:style-name="Standard">API</text:p>
      <text:p text:style-name="Standard">APISECTION 4</text:p>
      <text:p text:style-name="Standard">Cloud Computing Concepts</text:p>
      <text:p text:style-name="Standard">Legacy IT / Traditional IT</text:p>
      <text:p text:style-name="Standard">Traditional IT</text:p>
      <text:p text:style-name="Standard">This model is very capital</text:p>
      <text:p text:style-name="Standard">intensive</text:p>
      <text:p text:style-name="Standard">Corporate</text:p>
      <text:p text:style-name="Standard">data center</text:p>
      <text:p text:style-name="Standard">The IT equipment</text:p>
      <text:p text:style-name="Standard">is owned by the</text:p>
      <text:p text:style-name="Standard">company</text:p>
      <text:p text:style-name="Standard">Servers</text:p>
      <text:p text:style-name="Standard">Storage Servers</text:p>
      <text:p text:style-name="Standard"><text:soft-page-break/>A company typically</text:p>
      <text:p text:style-name="Standard">leases space in a data</text:p>
      <text:p text:style-name="Standard">center, or may own the</text:p>
      <text:p text:style-name="Standard">whole building</text:p>
      <text:p text:style-name="Standard">Router</text:p>
      <text:p text:style-name="Standard"/>
      <text:p text:style-name="Standard">Switch</text:p>
      <text:p text:style-name="Standard">Firewall</text:p>
      <text:p text:style-name="Standard">Backup SystemTraditional IT</text:p>
      <text:p text:style-name="Standard">Corporate</text:p>
      <text:p text:style-name="Standard">data center</text:p>
      <text:p text:style-name="Standard">Corporate Office</text:p>
      <text:p text:style-name="Standard">Servers</text:p>
      <text:p text:style-name="Standard">Router</text:p>
      <text:p text:style-name="Standard">Switch Firewall</text:p>
      <text:p text:style-name="Standard"/>
      <text:p text:style-name="Standard">Storage Servers</text:p>
      <text:p text:style-name="Standard">Backup System</text:p>
      <text:p text:style-name="Standard">IT staff must design,</text:p>
      <text:p text:style-name="Standard">build, operate, and</text:p>
      <text:p text:style-name="Standard">manage equipmentTraditional IT</text:p>
      <text:p text:style-name="Standard">Corporate</text:p>
      <text:p text:style-name="Standard">data center</text:p>
      <text:p text:style-name="Standard">Costs:</text:p>
      <text:p text:style-name="Standard">Servers</text:p>
      <text:p text:style-name="Standard">Router</text:p>
      <text:p text:style-name="Standard">Switch Firewall</text:p>
      <text:p text:style-name="Standard"/>
      <text:p text:style-name="Standard">Storage Servers</text:p>
      <text:p text:style-name="Standard">Backup System</text:p>
      <text:p text:style-name="Standard">•</text:p>
      <text:p text:style-name="Standard">•</text:p>
      <text:p text:style-name="Standard">•</text:p>
      <text:p text:style-name="Standard">•</text:p>
      <text:p text:style-name="Standard">•</text:p>
      <text:p text:style-name="Standard">•</text:p>
      <text:p text:style-name="Standard">•</text:p>
      <text:p text:style-name="Standard">•</text:p>
      <text:p text:style-name="Standard">Data center building</text:p>
      <text:p text:style-name="Standard">Data center security</text:p>
      <text:p text:style-name="Standard">Physical IT hardware</text:p>
      <text:p text:style-name="Standard">Software licensing costs</text:p>
      <text:p text:style-name="Standard">Maintenance contracts</text:p>
      <text:p text:style-name="Standard">Power</text:p>
      <text:p text:style-name="Standard">Internet connectivity</text:p>
      <text:p text:style-name="Standard">Staff wages (design, build,</text:p>
      <text:p text:style-name="Standard">operations, maintenance)What is Cloud Computing?</text:p>
      <text:p text:style-name="Standard">What is Cloud Computing? Well-known examples</text:p>
      <text:p text:style-name="Standard">Non-Cloud Services:</text:p>
      <text:p text:style-name="Standard">Email Server</text:p>
      <text:p text:style-name="Standard">Cloud Services:</text:p>
      <text:p text:style-name="Standard">Gmail</text:p>
      <text:p text:style-name="Standard"><text:soft-page-break/>You don’t own or manage</text:p>
      <text:p text:style-name="Standard">the infrastructure on which</text:p>
      <text:p text:style-name="Standard">the service runs</text:p>
      <text:p text:style-name="Standard">Cloud services are offered</text:p>
      <text:p text:style-name="Standard">on a subscription /</text:p>
      <text:p text:style-name="Standard">consumption model</text:p>
      <text:p text:style-name="Standard">File Server</text:p>
      <text:p text:style-name="Standard">Dropbox</text:p>
      <text:p text:style-name="Standard">The service scales as demand</text:p>
      <text:p text:style-name="Standard">changes</text:p>
      <text:p text:style-name="Standard">Customer Relationship</text:p>
      <text:p text:style-name="Standard">Management (CRM)</text:p>
      <text:p text:style-name="Standard"/>
      <text:p text:style-name="Standard">SalesforceWhat is Cloud Computing? The Key Characteristics</text:p>
      <text:p text:style-name="Standard">Name Description</text:p>
      <text:p text:style-name="Standard">On-demand, self-service A user can consume cloud resources, as needed, automatically,</text:p>
      <text:p text:style-name="Standard">and without human interaction</text:p>
      <text:p text:style-name="Standard">Broad network access</text:p>
      <text:p text:style-name="Standard">Capabilities are available over the network using standard</text:p>
      <text:p text:style-name="Standard">mechanisms. Can be the Internet or a Wide Area Network (WAN)</text:p>
      <text:p text:style-name="Standard">Resource pooling</text:p>
      <text:p text:style-name="Standard">The providers resources are pooled and serve multiple</text:p>
      <text:p text:style-name="Standard">consumers using a multi-tenant model</text:p>
      <text:p text:style-name="Standard">Rapid elasticity Capabilities can scale “elastically” based on demand</text:p>
      <text:p text:style-name="Standard">Measured service Resource usage is monitored and metered</text:p>
      <text:p text:style-name="Standard">Deploying an eCommerce Website on-premises (aka the old way)</text:p>
      <text:p text:style-name="Standard">Activity:</text:p>
      <text:p text:style-name="Standard">1) Purchase hardware</text:p>
      <text:p text:style-name="Standard">Timeline:</text:p>
      <text:p text:style-name="Standard">4-12 weeks</text:p>
      <text:p text:style-name="Standard">2) Install and build</text:p>
      <text:p text:style-name="Standard">3) Acceptance testing</text:p>
      <text:p text:style-name="Standard">1) Handover to operations</text:p>
      <text:p text:style-name="Standard">4-8 weeks</text:p>
      <text:p text:style-name="Standard">2-4 weeks</text:p>
      <text:p text:style-name="Standard">1-2 weeks</text:p>
      <text:p text:style-name="Standard">3-6 months</text:p>
      <text:p text:style-name="Standard">Deploying an eCommerce Website in the Cloud</text:p>
      <text:p text:style-name="Standard">Customers connect over the</text:p>
      <text:p text:style-name="Standard">Internet to place orders</text:p>
      <text:p text:style-name="Standard">Customers</text:p>
      <text:p text:style-name="Standard">AWS Cloud</text:p>
      <text:p text:style-name="Standard">Corporate Office</text:p>
      <text:p text:style-name="Standard">Website</text:p>
      <text:p text:style-name="Standard">Admin</text:p>
      <text:p text:style-name="Standard">The Internet</text:p>
      <text:p text:style-name="Standard">The admin deploys an eCommerce website / database to AWS</text:p>
      <text:p text:style-name="Standard">using the AWS Management Console</text:p>
      <text:p text:style-name="Standard"/>
      <text:p text:style-name="Standard">DatabaseLaunching Cloud Services: Management Console</text:p>
      <text:p text:style-name="Standard">Management Console</text:p>
      <text:p text:style-name="Standard"/>
      <text:p text:style-name="Standard"><text:soft-page-break/>A web-based console accessed through a</text:p>
      <text:p text:style-name="Standard">standard web browserLaunching Cloud Services: Command Line</text:p>
      <text:p text:style-name="Standard">Command Line</text:p>
      <text:p text:style-name="Standard">This command launches a virtual server</text:p>
      <text:p text:style-name="Standard">(EC2 instance) on Amazon Web Services</text:p>
      <text:p text:style-name="Standard">aws ec2 run-instances --image-id ami-xxxxxxxx --count 1 --instance-type</text:p>
      <text:p text:style-name="Standard">t2.micro</text:p>
      <text:p text:style-name="Standard">aws s3 ls s3://mys3databucket</text:p>
      <text:p text:style-name="Standard">This command lists the contents of a</text:p>
      <text:p text:style-name="Standard">storage container (bucket) on</text:p>
      <text:p text:style-name="Standard">Amazon S3</text:p>
      <text:p text:style-name="Standard">Launching Cloud Services: Software Development Kit</text:p>
      <text:p text:style-name="Standard">Code (SDK)</text:p>
      <text:p text:style-name="Standard">A developer writes code in an integrated</text:p>
      <text:p text:style-name="Standard">development environment (IDE)</text:p>
      <text:p text:style-name="Standard">The code leverages</text:p>
      <text:p text:style-name="Standard">the SDK to work with</text:p>
      <text:p text:style-name="Standard">cloud services</text:p>
      <text:p text:style-name="Standard">Cloud Computing Service</text:p>
      <text:p text:style-name="Standard">Models</text:p>
      <text:p text:style-name="Standard">Cloud Service Models: Private Cloud</text:p>
      <text:p text:style-name="Standard">Java WebApp</text:p>
      <text:p text:style-name="Standard">Data</text:p>
      <text:p text:style-name="Standard">Java Runtime</text:p>
      <text:p text:style-name="Standard">Managed by</text:p>
      <text:p text:style-name="Standard">you</text:p>
      <text:p text:style-name="Standard">Linux OS</text:p>
      <text:p text:style-name="Standard">Hypervisor</text:p>
      <text:p text:style-name="Standard">Server</text:p>
      <text:p text:style-name="Standard"/>
      <text:p text:style-name="Standard">A private cloud must also</text:p>
      <text:p text:style-name="Standard">include self-service, multi-</text:p>
      <text:p text:style-name="Standard">tenancy, metering, and</text:p>
      <text:p text:style-name="Standard">elasticityCloud Service Models: Infrastructure as a Service (IaaS)</text:p>
      <text:p text:style-name="Standard">Java WebApp</text:p>
      <text:p text:style-name="Standard">Managed by</text:p>
      <text:p text:style-name="Standard">you</text:p>
      <text:p text:style-name="Standard">Data</text:p>
      <text:p text:style-name="Standard">Java Runtime</text:p>
      <text:p text:style-name="Standard">Linux OS</text:p>
      <text:p text:style-name="Standard"/>
      <text:p text:style-name="Standard">Examples:</text:p>
      <text:p text:style-name="Standard">• Amazon Elastic Compute Cloud (EC2)</text:p>
      <text:p text:style-name="Standard">• Azure Virtual Machines</text:p>
      <text:p text:style-name="Standard">• Google Compute EngineCloud Service Models: Platform as a Service (PaaS)</text:p>
      <text:p text:style-name="Standard">Managed by</text:p>
      <text:p text:style-name="Standard">you</text:p>
      <text:p text:style-name="Standard"/>
      <text:p text:style-name="Standard">Java WebApp</text:p>
      <text:p text:style-name="Standard">Data</text:p>
      <text:p text:style-name="Standard">Examples:</text:p>
      <text:p text:style-name="Standard">• AWS Elastic Beanstalk</text:p>
      <text:p text:style-name="Standard"><text:soft-page-break/>• Azure WebApps</text:p>
      <text:p text:style-name="Standard">• Compute App EngineCloud Service Models: Software as a Service (SaaS)</text:p>
      <text:p text:style-name="Standard">Managed by</text:p>
      <text:p text:style-name="Standard">you</text:p>
      <text:p text:style-name="Standard">Java WebApp</text:p>
      <text:p text:style-name="Standard">Pure consumption</text:p>
      <text:p text:style-name="Standard">model</text:p>
      <text:p text:style-name="Standard"/>
      <text:p text:style-name="Standard">Examples:</text:p>
      <text:p text:style-name="Standard">• Google Apps</text:p>
      <text:p text:style-name="Standard">• Salesforce.com</text:p>
      <text:p text:style-name="Standard">• ZoomCloud Service Models: Comparison</text:p>
      <text:p text:style-name="Standard">Private Cloud</text:p>
      <text:p text:style-name="Standard">IaaS</text:p>
      <text:p text:style-name="Standard">PaaS</text:p>
      <text:p text:style-name="Standard">Java WebApp Java WebApp Java WebApp</text:p>
      <text:p text:style-name="Standard">Data Data Data</text:p>
      <text:p text:style-name="Standard">Java Runtime Java Runtime</text:p>
      <text:p text:style-name="Standard">Linux OS</text:p>
      <text:p text:style-name="Standard">Hypervisor</text:p>
      <text:p text:style-name="Standard">You manage everything -</text:p>
      <text:p text:style-name="Standard">greater responsibility +</text:p>
      <text:p text:style-name="Standard">greater control</text:p>
      <text:p text:style-name="Standard"/>
      <text:p text:style-name="Standard">Linux OS</text:p>
      <text:p text:style-name="Standard">You manage from the</text:p>
      <text:p text:style-name="Standard">virtual server upwards</text:p>
      <text:p text:style-name="Standard">SaaS</text:p>
      <text:p text:style-name="Standard">Java WebApp</text:p>
      <text:p text:style-name="Standard">You simply upload your</text:p>
      <text:p text:style-name="Standard">code/data to create your</text:p>
      <text:p text:style-name="Standard">application</text:p>
      <text:p text:style-name="Standard">You simply consume the</text:p>
      <text:p text:style-name="Standard">service - little responsibility</text:p>
      <text:p text:style-name="Standard">+ little controlCloud Computing</text:p>
      <text:p text:style-name="Standard">Deployment Models</text:p>
      <text:p text:style-name="Standard">Cloud Computing Deployment Models</text:p>
      <text:p text:style-name="Standard">Name Description</text:p>
      <text:p text:style-name="Standard">Private Cloud An enterprise deploys their own infrastructure and VMware, Microsoft,</text:p>
      <text:p text:style-name="Standard">Public Cloud</text:p>
      <text:p text:style-name="Standard">applications into their own data center RedHat, OpenStack</text:p>
      <text:p text:style-name="Standard">The IT services that you consume are hosted and AWS, Microsoft Azure,</text:p>
      <text:p text:style-name="Standard">delivered from a third-party and accessed over the Google Cloud Platform</text:p>
      <text:p text:style-name="Standard">Internet</text:p>
      <text:p text:style-name="Standard">Hybrid Cloud</text:p>
      <text:p text:style-name="Standard">A combination of on-premises, private cloud, and</text:p>
      <text:p text:style-name="Standard">public cloud services are consumed</text:p>
      <text:p text:style-name="Standard">Multicloud</text:p>
      <text:p text:style-name="Standard">Examples</text:p>
      <text:p text:style-name="Standard">Usage of two or more public clouds at a time, and</text:p>
      <text:p text:style-name="Standard">possibly multiple private clouds</text:p>
      <text:p text:style-name="Standard">Private Cloud</text:p>
      <text:p text:style-name="Standard"><text:soft-page-break/>Examples are VMware,</text:p>
      <text:p text:style-name="Standard">Microsoft, RedHat, OpenStack</text:p>
      <text:p text:style-name="Standard">Data center</text:p>
      <text:p text:style-name="Standard">Self Service Portal /</text:p>
      <text:p text:style-name="Standard">Service Catalog</text:p>
      <text:p text:style-name="Standard">Network &amp; Firewall</text:p>
      <text:p text:style-name="Standard">You build and manage the</text:p>
      <text:p text:style-name="Standard">cloud deployment</text:p>
      <text:p text:style-name="Standard"/>
      <text:p text:style-name="Standard">Automation and</text:p>
      <text:p text:style-name="Standard">Configuration</text:p>
      <text:p text:style-name="Standard">Management</text:p>
      <text:p text:style-name="Standard">Billing and</text:p>
      <text:p text:style-name="Standard">Reporting</text:p>
      <text:p text:style-name="Standard">Virtualization Cluster</text:p>
      <text:p text:style-name="Standard">Multi-tenancy</text:p>
      <text:p text:style-name="Standard">controller</text:p>
      <text:p text:style-name="Standard">Storage &amp; Backup</text:p>
      <text:p text:style-name="Standard">Cloud management</text:p>
      <text:p text:style-name="Standard">software layer</text:p>
      <text:p text:style-name="Standard">Benefits:</text:p>
      <text:p text:style-name="Standard">• Complete control of the</text:p>
      <text:p text:style-name="Standard">entire stack</text:p>
      <text:p text:style-name="Standard">• Security – in a few cases,</text:p>
      <text:p text:style-name="Standard">organizations may need to</text:p>
      <text:p text:style-name="Standard">keep all or some of their</text:p>
      <text:p text:style-name="Standard">applications and data in</text:p>
      <text:p text:style-name="Standard">houseCloud Deployment Models - Public Cloud</text:p>
      <text:p text:style-name="Standard">Examples are AWS, Microsoft</text:p>
      <text:p text:style-name="Standard">Azure, Google Cloud Platform</text:p>
      <text:p text:style-name="Standard">Benefits:</text:p>
      <text:p text:style-name="Standard">• Variable expense, instead of capital expense</text:p>
      <text:p text:style-name="Standard">• Economies of scale</text:p>
      <text:p text:style-name="Standard">• Massive elasticity</text:p>
      <text:p text:style-name="Standard">Public Cloud</text:p>
      <text:p text:style-name="Standard">AWS Cloud</text:p>
      <text:p text:style-name="Standard">Corporate Office</text:p>
      <text:p text:style-name="Standard">Compute</text:p>
      <text:p text:style-name="Standard">Internet</text:p>
      <text:p text:style-name="Standard">Connected using either the</text:p>
      <text:p text:style-name="Standard">Internet or a private link</text:p>
      <text:p text:style-name="Standard"/>
      <text:p text:style-name="Standard">Network</text:p>
      <text:p text:style-name="Standard">Storage</text:p>
      <text:p text:style-name="Standard">DatabaseCloud Deployment Models - Hybrid Cloud</text:p>
      <text:p text:style-name="Standard">Benefits:</text:p>
      <text:p text:style-name="Standard">• Allows companies to keep the critical applications and sensitive data in a</text:p>
      <text:p text:style-name="Standard">traditional data center environment or private cloud</text:p>
      <text:p text:style-name="Standard">• Take advantage of public cloud resources like SaaS, for the latest applications,</text:p>
      <text:p text:style-name="Standard">and IaaS, for elastic virtual resources</text:p>
      <text:p text:style-name="Standard">• Facilitates portability of data, apps and services and more choices for</text:p>
      <text:p text:style-name="Standard">deployment models</text:p>
      <text:p text:style-name="Standard"><text:soft-page-break/>Public Cloud</text:p>
      <text:p text:style-name="Standard">Private Cloud</text:p>
      <text:p text:style-name="Standard">AWS Cloud</text:p>
      <text:p text:style-name="Standard">Data center</text:p>
      <text:p text:style-name="Standard">Internet</text:p>
      <text:p text:style-name="Standard">Connected using either the</text:p>
      <text:p text:style-name="Standard">Internet or a private link</text:p>
      <text:p text:style-name="Standard">Cloud Deployment Models - Multicloud</text:p>
      <text:p text:style-name="Standard">Public Cloud</text:p>
      <text:p text:style-name="Standard">Private Cloud</text:p>
      <text:p text:style-name="Standard">The Internet</text:p>
      <text:p text:style-name="Standard">Public Cloud</text:p>
      <text:p text:style-name="Standard">Private Cloud</text:p>
      <text:p text:style-name="Standard">Organization</text:p>
      <text:p text:style-name="Standard">Scaling Up vs Scaling Out</text:p>
      <text:p text:style-name="Standard">Stateful vs Stateless Applications</text:p>
      <text:p text:style-name="Standard">Stateless:</text:p>
      <text:p text:style-name="Standard">Stateful:</text:p>
      <text:p text:style-name="Standard">Netflix records</text:p>
      <text:p text:style-name="Standard">what has been</text:p>
      <text:p text:style-name="Standard">watched</text:p>
      <text:p text:style-name="Standard">No “state” is</text:p>
      <text:p text:style-name="Standard">recorded about the</text:p>
      <text:p text:style-name="Standard">user's session</text:p>
      <text:p text:style-name="Standard">Person check a</text:p>
      <text:p text:style-name="Standard">news website</text:p>
      <text:p text:style-name="Standard"/>
      <text:p text:style-name="Standard">Person logs into</text:p>
      <text:p text:style-name="Standard">NetflixStateful vs Stateless Applications</text:p>
      <text:p text:style-name="Standard">No data is stored</text:p>
      <text:p text:style-name="Standard">on the web server,</text:p>
      <text:p text:style-name="Standard">it is stateless</text:p>
      <text:p text:style-name="Standard">eCommerce Application</text:p>
      <text:p text:style-name="Standard">Database Server</text:p>
      <text:p text:style-name="Standard">Application Server</text:p>
      <text:p text:style-name="Standard">Web Server</text:p>
      <text:p text:style-name="Standard">When the user purchases, the</text:p>
      <text:p text:style-name="Standard">application layer processes the</text:p>
      <text:p text:style-name="Standard">order and records the data in</text:p>
      <text:p text:style-name="Standard">the database. This is stateful</text:p>
      <text:p text:style-name="Standard"/>
      <text:p text:style-name="Standard">User</text:p>
      <text:p text:style-name="Standard">The cart items are</text:p>
      <text:p text:style-name="Standard">stored in cookies</text:p>
      <text:p text:style-name="Standard">on the computerStateful vs Stateless Applications</text:p>
      <text:p text:style-name="Standard">No data is stored</text:p>
      <text:p text:style-name="Standard">on the web server,</text:p>
      <text:p text:style-name="Standard">it is stateless</text:p>
      <text:p text:style-name="Standard">eCommerce Application</text:p>
      <text:p text:style-name="Standard">Database Server</text:p>
      <text:p text:style-name="Standard">Application Server</text:p>
      <text:p text:style-name="Standard">Web Server</text:p>
      <text:p text:style-name="Standard"><text:soft-page-break/>When the user purchases, the</text:p>
      <text:p text:style-name="Standard">application layer processes the</text:p>
      <text:p text:style-name="Standard">order and records the data in</text:p>
      <text:p text:style-name="Standard">the database. This is stateful</text:p>
      <text:p text:style-name="Standard"/>
      <text:p text:style-name="Standard">User</text:p>
      <text:p text:style-name="Standard">The cart items are</text:p>
      <text:p text:style-name="Standard">stored in cookies</text:p>
      <text:p text:style-name="Standard">on the computerScalability and Elasticity: Scaling Up</text:p>
      <text:p text:style-name="Standard">Application</text:p>
      <text:p text:style-name="Standard">Windows OS</text:p>
      <text:p text:style-name="Standard">Server</text:p>
      <text:p text:style-name="Standard">Scalability and Elasticity: Scaling Up</text:p>
      <text:p text:style-name="Standard">Application</text:p>
      <text:p text:style-name="Standard">Scaling up means</text:p>
      <text:p text:style-name="Standard">adding resources</text:p>
      <text:p text:style-name="Standard">to the server</text:p>
      <text:p text:style-name="Standard">Windows OS</text:p>
      <text:p text:style-name="Standard">Server</text:p>
      <text:p text:style-name="Standard">Scalability and Elasticity: Scaling Up</text:p>
      <text:p text:style-name="Standard">Application</text:p>
      <text:p text:style-name="Standard">Windows OS</text:p>
      <text:p text:style-name="Standard">Scaling up means</text:p>
      <text:p text:style-name="Standard">adding resources</text:p>
      <text:p text:style-name="Standard">to the server</text:p>
      <text:p text:style-name="Standard">Server</text:p>
      <text:p text:style-name="Standard">Scalability and Elasticity: Scaling Out</text:p>
      <text:p text:style-name="Standard">Application</text:p>
      <text:p text:style-name="Standard">Windows OS</text:p>
      <text:p text:style-name="Standard">Server</text:p>
      <text:p text:style-name="Standard">Scalability and Elasticity: Scaling Out</text:p>
      <text:p text:style-name="Standard">Application</text:p>
      <text:p text:style-name="Standard">Windows OS</text:p>
      <text:p text:style-name="Standard">Server</text:p>
      <text:p text:style-name="Standard">Scalability and Elasticity: Scaling Out</text:p>
      <text:p text:style-name="Standard">Scaling out means</text:p>
      <text:p text:style-name="Standard">adding additional</text:p>
      <text:p text:style-name="Standard">servers</text:p>
      <text:p text:style-name="Standard">Application</text:p>
      <text:p text:style-name="Standard">Windows OS</text:p>
      <text:p text:style-name="Standard">Application</text:p>
      <text:p text:style-name="Standard"/>
      <text:p text:style-name="Standard">Application</text:p>
      <text:p text:style-name="Standard">Windows OS</text:p>
      <text:p text:style-name="Standard">Application</text:p>
      <text:p text:style-name="Standard">Windows OS Windows OS</text:p>
      <text:p text:style-name="Standard">Server ServerHigh Availability and Fault</text:p>
      <text:p text:style-name="Standard">Tolerance</text:p>
      <text:p text:style-name="Standard">Load Balancing</text:p>
      <text:p text:style-name="Standard">Each user connects</text:p>
      <text:p text:style-name="Standard">to example.com</text:p>
      <text:p text:style-name="Standard">Cloud</text:p>
      <text:p text:style-name="Standard"><text:soft-page-break/>Web Server 1</text:p>
      <text:p text:style-name="Standard">Web Server 2</text:p>
      <text:p text:style-name="Standard">User 1</text:p>
      <text:p text:style-name="Standard">Load Balancer</text:p>
      <text:p text:style-name="Standard">User 2</text:p>
      <text:p text:style-name="Standard">The load balancer re-</text:p>
      <text:p text:style-name="Standard">routes the connection</text:p>
      <text:p text:style-name="Standard">Web Server 3</text:p>
      <text:p text:style-name="Standard"/>
      <text:p text:style-name="Standard">User 3Fault Tolerance</text:p>
      <text:p text:style-name="Standard">Redundant components</text:p>
      <text:p text:style-name="Standard">allow the system to</text:p>
      <text:p text:style-name="Standard">continue to operate</text:p>
      <text:p text:style-name="Standard">Processor (CPU)</text:p>
      <text:p text:style-name="Standard">Hard Disk Drive</text:p>
      <text:p text:style-name="Standard">Memory (RAM)</text:p>
      <text:p text:style-name="Standard">Hard Disk Drive</text:p>
      <text:p text:style-name="Standard">Network Card</text:p>
      <text:p text:style-name="Standard">The system may fail if there</text:p>
      <text:p text:style-name="Standard">is no built-in redundancy</text:p>
      <text:p text:style-name="Standard">High Availability and Fault Tolerance</text:p>
      <text:p text:style-name="Standard">Cloud</text:p>
      <text:p text:style-name="Standard">Availability Zone</text:p>
      <text:p text:style-name="Standard">Think of an</text:p>
      <text:p text:style-name="Standard">availability zone as a</text:p>
      <text:p text:style-name="Standard">separate data center</text:p>
      <text:p text:style-name="Standard">Web Server 1</text:p>
      <text:p text:style-name="Standard">User 1</text:p>
      <text:p text:style-name="Standard">Web Server 2</text:p>
      <text:p text:style-name="Standard">Availability Zone</text:p>
      <text:p text:style-name="Standard">Web Server 3</text:p>
      <text:p text:style-name="Standard">Web Server 4</text:p>
      <text:p text:style-name="Standard"/>
      <text:p text:style-name="Standard">Load Balancer</text:p>
      <text:p text:style-name="Standard">User 2</text:p>
      <text:p text:style-name="Standard">User 3High Availability and Fault Tolerance</text:p>
      <text:p text:style-name="Standard">Cloud</text:p>
      <text:p text:style-name="Standard">Availability Zone</text:p>
      <text:p text:style-name="Standard">Auto Scaling launches</text:p>
      <text:p text:style-name="Standard">a new web server</text:p>
      <text:p text:style-name="Standard">Think of an</text:p>
      <text:p text:style-name="Standard">availability zone as a</text:p>
      <text:p text:style-name="Standard">separate data center</text:p>
      <text:p text:style-name="Standard">Web Server 1</text:p>
      <text:p text:style-name="Standard">User 1</text:p>
      <text:p text:style-name="Standard">Web Server 5</text:p>
      <text:p text:style-name="Standard">Availability Zone</text:p>
      <text:p text:style-name="Standard">Auto Scaling</text:p>
      <text:p text:style-name="Standard">Web Server 3</text:p>
      <text:p text:style-name="Standard">Web Server 4</text:p>
      <text:p text:style-name="Standard"/>
      <text:p text:style-name="Standard">Load Balancer</text:p>
      <text:p text:style-name="Standard"><text:soft-page-break/>User 2</text:p>
      <text:p text:style-name="Standard">User 3High Availability and Fault Tolerance</text:p>
      <text:p text:style-name="Standard">Cloud</text:p>
      <text:p text:style-name="Standard">Availability Zone</text:p>
      <text:p text:style-name="Standard">Think of an</text:p>
      <text:p text:style-name="Standard">availability zone as a</text:p>
      <text:p text:style-name="Standard">separate data center</text:p>
      <text:p text:style-name="Standard">Web Server 1</text:p>
      <text:p text:style-name="Standard">User 1</text:p>
      <text:p text:style-name="Standard">Web Server 5</text:p>
      <text:p text:style-name="Standard">Load Balancer</text:p>
      <text:p text:style-name="Standard">User 2</text:p>
      <text:p text:style-name="Standard">User 3</text:p>
      <text:p text:style-name="Standard">Monolithic and</text:p>
      <text:p text:style-name="Standard">Microservices Architectures</text:p>
      <text:p text:style-name="Standard">Monolithic Application</text:p>
      <text:p text:style-name="Standard">Storefront User</text:p>
      <text:p text:style-name="Standard">Interface</text:p>
      <text:p text:style-name="Standard">Mobile</text:p>
      <text:p text:style-name="Standard">Interface</text:p>
      <text:p text:style-name="Standard">Order</text:p>
      <text:p text:style-name="Standard">Service Account</text:p>
      <text:p text:style-name="Standard">Management</text:p>
      <text:p text:style-name="Standard">Payment</text:p>
      <text:p text:style-name="Standard">Service Shipping</text:p>
      <text:p text:style-name="Standard">Service</text:p>
      <text:p text:style-name="Standard">Database</text:p>
      <text:p text:style-name="Standard">Monolithic Application</text:p>
      <text:p text:style-name="Standard">Updates to, or failures</text:p>
      <text:p text:style-name="Standard">of, any single</text:p>
      <text:p text:style-name="Standard">component can take</text:p>
      <text:p text:style-name="Standard">down the whole</text:p>
      <text:p text:style-name="Standard">application</text:p>
      <text:p text:style-name="Standard">Storefront User</text:p>
      <text:p text:style-name="Standard">Interface</text:p>
      <text:p text:style-name="Standard">Mobile</text:p>
      <text:p text:style-name="Standard">Interface</text:p>
      <text:p text:style-name="Standard">Order</text:p>
      <text:p text:style-name="Standard">Service Account</text:p>
      <text:p text:style-name="Standard">Management</text:p>
      <text:p text:style-name="Standard">Payment</text:p>
      <text:p text:style-name="Standard">Service Shipping</text:p>
      <text:p text:style-name="Standard">Service</text:p>
      <text:p text:style-name="Standard">Database</text:p>
      <text:p text:style-name="Standard"/>
      <text:p text:style-name="Standard">The user interface,</text:p>
      <text:p text:style-name="Standard">business logic, and</text:p>
      <text:p text:style-name="Standard">data access layer are</text:p>
      <text:p text:style-name="Standard">combined on a single</text:p>
      <text:p text:style-name="Standard">platformMonolithic Application</text:p>
      <text:p text:style-name="Standard">Monolithic Application</text:p>
      <text:p text:style-name="Standard">Linux OS</text:p>
      <text:p text:style-name="Standard"><text:soft-page-break/>User 1</text:p>
      <text:p text:style-name="Standard">Monolithic Application</text:p>
      <text:p text:style-name="Standard">Linux OS</text:p>
      <text:p text:style-name="Standard">Monolithic Application</text:p>
      <text:p text:style-name="Standard">Linux OS</text:p>
      <text:p text:style-name="Standard"/>
      <text:p text:style-name="Standard">Load Balancer</text:p>
      <text:p text:style-name="Standard">User 2</text:p>
      <text:p text:style-name="Standard">User 3Monolithic Application</text:p>
      <text:p text:style-name="Standard">Storefront User</text:p>
      <text:p text:style-name="Standard">Interface</text:p>
      <text:p text:style-name="Standard">Mobile</text:p>
      <text:p text:style-name="Standard">Interface</text:p>
      <text:p text:style-name="Standard">Order</text:p>
      <text:p text:style-name="Standard">Service Account</text:p>
      <text:p text:style-name="Standard">Management</text:p>
      <text:p text:style-name="Standard">Payment</text:p>
      <text:p text:style-name="Standard">Service Shipping</text:p>
      <text:p text:style-name="Standard">Service</text:p>
      <text:p text:style-name="Standard">Database</text:p>
      <text:p text:style-name="Standard">Microservices Architecture</text:p>
      <text:p text:style-name="Standard">A microservice is an independently</text:p>
      <text:p text:style-name="Standard">deployable unit of code</text:p>
      <text:p text:style-name="Standard">Microservices are often</text:p>
      <text:p text:style-name="Standard">loosely coupled</text:p>
      <text:p text:style-name="Standard">Storefront User</text:p>
      <text:p text:style-name="Standard">Interface</text:p>
      <text:p text:style-name="Standard">Microservice</text:p>
      <text:p text:style-name="Standard">Mobile</text:p>
      <text:p text:style-name="Standard">Interface</text:p>
      <text:p text:style-name="Standard">Microservice</text:p>
      <text:p text:style-name="Standard">Microservices are</text:p>
      <text:p text:style-name="Standard">organized around</text:p>
      <text:p text:style-name="Standard">business capabilities</text:p>
      <text:p text:style-name="Standard">Order</text:p>
      <text:p text:style-name="Standard">Microservice</text:p>
      <text:p text:style-name="Standard">Order</text:p>
      <text:p text:style-name="Standard">Database</text:p>
      <text:p text:style-name="Standard"/>
      <text:p text:style-name="Standard">Account</text:p>
      <text:p text:style-name="Standard">Microservice</text:p>
      <text:p text:style-name="Standard">Customer</text:p>
      <text:p text:style-name="Standard">Database</text:p>
      <text:p text:style-name="Standard">Payment</text:p>
      <text:p text:style-name="Standard">Microservice Shipping</text:p>
      <text:p text:style-name="Standard">Microservice</text:p>
      <text:p text:style-name="Standard">Billing</text:p>
      <text:p text:style-name="Standard">Database Shipping</text:p>
      <text:p text:style-name="Standard">DatabaseMicroservices using Docker Containers</text:p>
      <text:p text:style-name="Standard">Storefront User</text:p>
      <text:p text:style-name="Standard">Interface</text:p>
      <text:p text:style-name="Standard">Microservice</text:p>
      <text:p text:style-name="Standard"><text:soft-page-break/>Shipping</text:p>
      <text:p text:style-name="Standard">Microservice</text:p>
      <text:p text:style-name="Standard">Order</text:p>
      <text:p text:style-name="Standard">Microservice</text:p>
      <text:p text:style-name="Standard">Docker Engine</text:p>
      <text:p text:style-name="Standard">Linux OS</text:p>
      <text:p text:style-name="Standard">Server</text:p>
      <text:p text:style-name="Standard">Microservices using Docker Containers</text:p>
      <text:p text:style-name="Standard">Many instances of each microservice</text:p>
      <text:p text:style-name="Standard">can run on each host</text:p>
      <text:p text:style-name="Standard">Microservices can also be</text:p>
      <text:p text:style-name="Standard">spread across hosts</text:p>
      <text:p text:style-name="Standard">Docker Engine Docker Engine Docker Engine</text:p>
      <text:p text:style-name="Standard">Linux OS Linux OS Linux OS</text:p>
      <text:p text:style-name="Standard">Server</text:p>
      <text:p text:style-name="Standard"/>
      <text:p text:style-name="Standard">Server</text:p>
      <text:p text:style-name="Standard">ServerMicroservices: Attributes and Benefits</text:p>
      <text:p text:style-name="Standard">Microservices Attribute</text:p>
      <text:p text:style-name="Standard">Microservices Benefit</text:p>
      <text:p text:style-name="Standard">Use of Application Programming Interfaces (APIs) Easier integrations between application components;</text:p>
      <text:p text:style-name="Standard">assists with loose coupling</text:p>
      <text:p text:style-name="Standard">Independently deployable blocks of code Can be scaled and maintained independently</text:p>
      <text:p text:style-name="Standard">Business-oriented architecture Development organized around business capabilities;</text:p>
      <text:p text:style-name="Standard">teams may be cross-functional and services may be reused</text:p>
      <text:p text:style-name="Standard">Flexible use of technologies Each microservice can be written using different</text:p>
      <text:p text:style-name="Standard">technologies (e.g. programming languages)</text:p>
      <text:p text:style-name="Standard">Speed and agility Fast to deploy and update. Easy to include high availability</text:p>
      <text:p text:style-name="Standard">and fault tolerance for each microservice</text:p>
      <text:p text:style-name="Standard">SECTION 5</text:p>
      <text:p text:style-name="Standard">AWS Access Control and Networking</text:p>
      <text:p text:style-name="Standard">Amazon Web Services</text:p>
      <text:p text:style-name="Standard">Overview</text:p>
      <text:p text:style-name="Standard">Amazon Web Services (AWS)</text:p>
      <text:p text:style-name="Standard">Charge for</text:p>
      <text:p text:style-name="Standard">services based</text:p>
      <text:p text:style-name="Standard">on usage</text:p>
      <text:p text:style-name="Standard">27 Regions</text:p>
      <text:p text:style-name="Standard">around the</text:p>
      <text:p text:style-name="Standard">world</text:p>
      <text:p text:style-name="Standard"/>
      <text:p text:style-name="Standard">Subsidiary</text:p>
      <text:p text:style-name="Standard">of Amazon</text:p>
      <text:p text:style-name="Standard">Hyperscale</text:p>
      <text:p text:style-name="Standard">Public Cloud</text:p>
      <text:p text:style-name="Standard">Provider</text:p>
      <text:p text:style-name="Standard">Services are</text:p>
      <text:p text:style-name="Standard">offered on-</text:p>
      <text:p text:style-name="Standard">demandOverview of AWS</text:p>
      <text:p text:style-name="Standard">AWS solves this problem for</text:p>
      <text:p text:style-name="Standard">their customers</text:p>
      <text:p text:style-name="Standard"><text:soft-page-break/>A significant amount</text:p>
      <text:p text:style-name="Standard">of infrastructure is</text:p>
      <text:p text:style-name="Standard">required here:</text:p>
      <text:p text:style-name="Standard">Infrastructure is</text:p>
      <text:p text:style-name="Standard">sitting idle here:</text:p>
      <text:p text:style-name="Standard">Sales</text:p>
      <text:p text:style-name="Standard">Jan</text:p>
      <text:p text:style-name="Standard">Feb</text:p>
      <text:p text:style-name="Standard">Mar</text:p>
      <text:p text:style-name="Standard"/>
      <text:p text:style-name="Standard">Apr</text:p>
      <text:p text:style-name="Standard">May</text:p>
      <text:p text:style-name="Standard">Jun</text:p>
      <text:p text:style-name="Standard">Jul</text:p>
      <text:p text:style-name="Standard">Aug</text:p>
      <text:p text:style-name="Standard">Sep</text:p>
      <text:p text:style-name="Standard">Oct</text:p>
      <text:p text:style-name="Standard">Nov</text:p>
      <text:p text:style-name="Standard">DecAWS Service Categories (a few examples)</text:p>
      <text:p text:style-name="Standard">Machine Learning</text:p>
      <text:p text:style-name="Standard">Compute</text:p>
      <text:p text:style-name="Standard">Media Services</text:p>
      <text:p text:style-name="Standard">Storage</text:p>
      <text:p text:style-name="Standard">Networking</text:p>
      <text:p text:style-name="Standard">Database</text:p>
      <text:p text:style-name="Standard">Analytics</text:p>
      <text:p text:style-name="Standard"/>
      <text:p text:style-name="Standard">Many more categories</text:p>
      <text:p text:style-name="Standard">and over 200 services!</text:p>
      <text:p text:style-name="Standard">Internet of Things</text:p>
      <text:p text:style-name="Standard">End User ComputingFundamentals of AWS Pricing</text:p>
      <text:p text:style-name="Standard">Compute</text:p>
      <text:p text:style-name="Standard">Amount of</text:p>
      <text:p text:style-name="Standard">resources such as</text:p>
      <text:p text:style-name="Standard">CPU and RAM and</text:p>
      <text:p text:style-name="Standard">duration</text:p>
      <text:p text:style-name="Standard"/>
      <text:p text:style-name="Standard">Storage</text:p>
      <text:p text:style-name="Standard">Quantity of</text:p>
      <text:p text:style-name="Standard">data stored</text:p>
      <text:p text:style-name="Standard">Outbound Data Transfer</text:p>
      <text:p text:style-name="Standard">Quantity of</text:p>
      <text:p text:style-name="Standard">data that is</text:p>
      <text:p text:style-name="Standard">transferred</text:p>
      <text:p text:style-name="Standard">out from all</text:p>
      <text:p text:style-name="Standard">servicesAWS Global Infrastructure</text:p>
      <text:p text:style-name="Standard">Use cases:</text:p>
      <text:p text:style-name="Standard">• Single-digit ms latency to</text:p>
      <text:p text:style-name="Standard">end users / apps</text:p>
      <text:p text:style-name="Standard">• Live video, ML, AR/VR</text:p>
      <text:p text:style-name="Standard">Region</text:p>
      <text:p text:style-name="Standard">Availability Zone</text:p>
      <text:p text:style-name="Standard"><text:soft-page-break/>Corporate data center</text:p>
      <text:p text:style-name="Standard">AWS Outposts</text:p>
      <text:p text:style-name="Standard">Availability Zone</text:p>
      <text:p text:style-name="Standard">AWS Local</text:p>
      <text:p text:style-name="Standard">Zone</text:p>
      <text:p text:style-name="Standard">VPC</text:p>
      <text:p text:style-name="Standard">Subnet</text:p>
      <text:p text:style-name="Standard">Outpost subnet</text:p>
      <text:p text:style-name="Standard">Use cases:</text:p>
      <text:p text:style-name="Standard">• Single-digit ms latency to</text:p>
      <text:p text:style-name="Standard">mobile devices/users</text:p>
      <text:p text:style-name="Standard">• Live video, ML, AR/VR</text:p>
      <text:p text:style-name="Standard">Instances</text:p>
      <text:p text:style-name="Standard">Use cases:</text:p>
      <text:p text:style-name="Standard">• Use AWS services on-</text:p>
      <text:p text:style-name="Standard">premises</text:p>
      <text:p text:style-name="Standard">• Use AWS APIs on-</text:p>
      <text:p text:style-name="Standard">premises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8T10:22:04.420877872</meta:creation-date>
    <dc:date>2023-04-28T11:26:34.029592275</dc:date>
    <meta:editing-duration>PT9M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2" meta:paragraph-count="1069" meta:word-count="3008" meta:character-count="18767" meta:non-whitespace-character-count="16829"/>
  </office:meta>
</office:document-meta>
</file>